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8df0" officeooo:paragraph-rsid="000b8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dventures in Coding is a game designed to teach ordinary people the basics of coding. In this game, users will write functions, which they will use to traverse puzzl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4:22:42.980000000</meta:creation-date>
    <dc:date>2014-04-22T14:58:34.828000000</dc:date>
    <meta:editing-duration>PT20M41S</meta:editing-duration>
    <meta:editing-cycles>1</meta:editing-cycles>
    <meta:document-statistic meta:table-count="0" meta:image-count="0" meta:object-count="0" meta:page-count="1" meta:paragraph-count="1" meta:word-count="29" meta:character-count="171" meta:non-whitespace-character-count="141"/>
    <meta:generator>LibreOffice/4.1.5.3$Windows_x86 LibreOffice_project/1c1366bba2ba2b554cd2ca4d87c06da81c05d24</meta:generator>
  </office:meta>
</office:document-meta>
</file>